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out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Assigned Tags</text:p>
          </table:table-cell>
          <table:table-cell office:value-type="string" calcext:value-type="string">
            <text:p>Corrected Tags</text:p>
          </table:table-cell>
          <table:table-cell/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  <table:table-cell table:style-name="ce2" table:formula="of:=4070-SUMPRODUCT([.B2:.B4071]=[.C2:.C4071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ar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de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un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d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,0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an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nd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p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onsc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j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d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u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ces </text:p>
          </table:table-cell>
          <table:table-cell office:value-type="string" calcext:value-type="string">
            <text:p><text:s/>NNPS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-eating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r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year-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oque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pgar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few-hi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ic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h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-Citizenshi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s </text:p>
          </table:table-cell>
          <table:table-cell office:value-type="string" calcext:value-type="string">
            <text:p><text:s/>VBZ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n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ilita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op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ji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nd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vit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d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d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n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at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a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ra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a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is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r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rah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-b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od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us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l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ai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n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‘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iy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office:value-type="string" calcext:value-type="string">
            <text:p><text:s/>POS</text:p>
          </table:table-cell>
          <table:table-cell office:value-type="string" calcext:value-type="string">
            <text:p><text:s/>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gh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ss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.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iy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n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isht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ers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eraba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IT-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-ev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hei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-rela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-review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swam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e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logic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cas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diagnosis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loa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d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.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ding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-spec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mp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IT-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-spec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office:value-type="string" calcext:value-type="string">
            <text:p><text:s/>NNS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l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s.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n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olden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cas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h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nti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heim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h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currenc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-stand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t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ctu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o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i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in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lio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oss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bo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-bou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rab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smi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rb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mag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r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lio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noon.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<text:s/>JJR</text:p>
          </table:table-cell>
          <table:table-cell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n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:23PM</text:p>
          </table:table-cell>
          <table:table-cell office:value-type="string" calcext:value-type="string">
            <text:p><text:s/>CD</text:p>
          </table:table-cell>
          <table:table-cell office:value-type="string" calcext:value-type="string">
            <text:p><text:s/>C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b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m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ube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z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.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ube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VBD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b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.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u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rr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40</text:p>
          </table:table-cell>
          <table:table-cell table:style-name="ce1" office:value-type="string" calcext:value-type="string">
            <text:p><text:s/>CD</text:p>
          </table:table-cell>
          <table:table-cell table:style-name="ce1" office:value-type="string" calcext:value-type="string">
            <text:p><text:s/>C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whi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0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p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c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un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a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.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smi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y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s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-5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P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g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min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ov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ugu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bast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h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es </text:p>
          </table:table-cell>
          <table:table-cell office:value-type="string" calcext:value-type="string">
            <text:p><text:s/>NNPS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k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ala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t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d-ov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es </text:p>
          </table:table-cell>
          <table:table-cell table:number-columns-repeated="2" office:value-type="string" calcext:value-type="string">
            <text:p><text:s/>N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t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y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s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-r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commerc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tail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Pl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ol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m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-pl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-H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.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wha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m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-to-e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4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k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3-deg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6.Whil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-keep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sh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.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-ti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f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i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9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Z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ing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.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ch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deg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-5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-IIIB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175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-cold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0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8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2°Celsius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.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9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r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jab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ya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I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cas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ctiv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rb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sto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I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.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Thi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li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r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an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cri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r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ci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ac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pul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onn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c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20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nd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co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nau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.Th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fl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ges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ton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-grav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ic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vi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s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otherap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ef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rv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sag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nau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w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-suppo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ra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mar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ror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craf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craf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ibu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z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30a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.2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0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u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4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whi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av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.8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oi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anu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8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30a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.42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log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ananda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sh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w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bhang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b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ke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g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n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cas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t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b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wester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50kmp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ri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kmph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s/squ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we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m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c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arasht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8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15:50.934285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4:09:07.765161327</meta:creation-date>
    <dc:date>2020-04-19T17:29:02.717687769</dc:date>
    <meta:editing-duration>PT1H42M26S</meta:editing-duration>
    <meta:editing-cycles>33</meta:editing-cycles>
    <meta:generator>LibreOffice/6.0.7.3$Linux_X86_64 LibreOffice_project/00m0$Build-3</meta:generator>
    <meta:document-statistic meta:table-count="1" meta:cell-count="12209" meta:object-count="0"/>
  </office:meta>
</office:document-meta>
</file>